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r4" style:family="presentation" style:parent-style-name="Two_20_columns-title">
      <style:graphic-properties fo:min-height="3.47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7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naconda:</text:p>
              </text:list-item>
              <text:list-item>
                <text:p>https://mirrors.tuna.tsinghua.edu.cn/anaconda/archiv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aconda3-2019.03-Linux-x86_64.sh<text:tab/>654.1 MiB <text:tab/>2019-04-05 05:2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Anaconda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header>
                <text:p>change file mode bits</text:p>
                <text:p>: chmod</text:p>
              </text:list-header>
              <text:list-item>
                <text:p>Usage: chmod +x filename.sh</text:p>
              </text:list-item>
              <text:list-item>
                <text:p>X means executable 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./filename.sh</text:p>
              </text:list-item>
              <text:list-item>
                <text:p><text:s text:c="4"/>sudo gedit ~/.bashrc</text:p>
              </text:list-item>
              <text:list-item>
                <text:p><text:s text:c="4"/>export PATH="/home/xxxxxxxxxxxxxxxxx/anaconda3/bin:$PATH"</text:p>
              </text:list-item>
              <text:list-item>
                <text:p><text:s text:c="4"/>source ~/.bashrc</text:p>
              </text:list-item>
              <text:list-item>
                <text:p>Restart compu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4" draw:layer="layout" svg:width="26.5cm" svg:height="3.473cm" svg:x="0.4cm" svg:y="-0.636cm" presentation:class="title" presentation:user-transformed="true">
          <draw:text-box>
            <text:p><text:a xlink:href="http://Www.baidu.com/" xlink:type="simple">Www.baidu.com</text:a>: anaconda navigator ubuntu</text:p>
          </draw:text-box>
        </draw:frame>
        <draw:frame presentation:style-name="pr2" draw:layer="layout" svg:width="12.297cm" svg:height="9.134cm" svg:x="1.524cm" svg:y="3.685cm" presentation:class="outline" presentation:user-transformed="true">
          <draw:text-box>
            <text:list text:style-name="L2">
              <text:list-item>
                <text:p>conda install anaconda-navigator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Python tutorials 16 chaper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Function to determine type, usage: type(xxx)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20T16:11:48.330848591</dc:date>
    <meta:editing-duration>PT2H7M42S</meta:editing-duration>
    <meta:editing-cycles>26</meta:editing-cycles>
    <meta:generator>LibreOffice/6.0.7.3$Linux_X86_64 LibreOffice_project/00m0$Build-3</meta:generator>
    <meta:document-statistic meta:object-count="52"/>
  </office:meta>
</office:document-meta>
</file>